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2000003713B9037E820730A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07cm, 6.5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47cm" svg:height="3.404cm" svg:x="11.795cm" svg:y="10.612cm">
          <draw:image xlink:href="Pictures/1000000100000442000003713B9037E820730A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10T14:14:42.127066232</dc:date>
    <meta:editing-duration>PT58S</meta:editing-duration>
    <meta:editing-cycles>1</meta:editing-cycles>
    <meta:document-statistic meta:object-count="1"/>
    <meta:generator>LibreOffice/7.3.7.2$Linux_X86_64 LibreOffice_project/30$Build-2</meta:generator>
  </office:meta>
</office:document-meta>
</file>